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14.3cm" svg:x="1cm" svg:y="1cm">
          <text:p/>
        </draw:rect>
        <draw:custom-shape draw:style-name="gr2" draw:text-style-name="P1" draw:layer="layout" svg:width="3.8cm" svg:height="0.8cm" svg:x="2.6cm" svg:y="8.954cm">
          <text:p text:style-name="P1">serial_numb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cm" svg:y="7.254cm">
          <text:p text:style-name="P1">configura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cm" svg:y="2cm">
          <text:p text:style-name="P1">equip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8cm" svg:height="0.8cm" svg:x="2.6cm" svg:y="4.9cm">
          <text:p text:style-name="P1">das_channe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cm" svg:y="3.5cm">
          <text:p text:style-name="P1">base_channe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67cm" svg:y="11.131cm">
          <text:p text:style-name="P1">Configur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67cm" svg:y="11.131cm">
          <text:p text:style-name="P1">confi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67cm" svg:y="12.6cm">
          <text:p text:style-name="P1">serial_numb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0.842cm" svg:x="8.167cm" svg:y="14.258cm">
          <text:p text:style-name="P1">Partial_Componen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cm" svg:height="0.8cm" svg:x="8.2cm" svg:y="5.1cm">
          <text:p text:style-name="P1">orientation_c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8.1cm" svg:y="2.2cm">
          <text:p text:style-name="P1">Equip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8cm" svg:height="0.8cm" svg:x="2.667cm" svg:y="12.6cm">
          <text:p text:style-name="P1">S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0.8cm" svg:x="2.667cm" svg:y="14.1cm">
          <text:p text:style-name="P1">channel_mod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7cm" svg:y1="3.9cm" svg:x2="8.1cm" svg:y2="3.8cm">
          <text:p/>
        </draw:line>
        <draw:connector draw:style-name="gr1" draw:text-style-name="P1" draw:layer="layout" svg:x1="6.4cm" svg:y1="5.3cm" svg:x2="6.4cm" svg:y2="5.3cm" draw:start-shape="id1" draw:start-glue-point="1" draw:end-shape="id1" draw:end-glue-point="1" svg:d="M6400 5300z">
          <text:p/>
        </draw:connector>
        <draw:line draw:style-name="gr4" draw:text-style-name="P1" draw:layer="layout" svg:x1="6.6cm" svg:y1="5.3cm" svg:x2="8.1cm" svg:y2="3.8cm">
          <text:p/>
        </draw:line>
        <draw:line draw:style-name="gr4" draw:text-style-name="P1" draw:layer="layout" svg:x1="7.9cm" svg:y1="5.5cm" svg:x2="6.7cm" svg:y2="5.3cm">
          <text:p/>
        </draw:line>
        <draw:custom-shape draw:style-name="gr2" draw:text-style-name="P1" draw:layer="layout" svg:width="6.1cm" svg:height="0.842cm" svg:x="8.1cm" svg:y="8.054cm">
          <text:p text:style-name="P1">Partial_Compon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0.842cm" svg:x="8.1cm" svg:y="3.358cm">
          <text:p text:style-name="P1">Compon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0.842cm" svg:x="8.267cm" svg:y="11.7cm">
          <text:p text:style-name="P1">string</text:p>
          <draw:enhanced-geometry svg:viewBox="0 0 21600 21600" draw:type="rectangle" draw:enhanced-path="M 0 0 L 21600 0 21600 21600 0 21600 0 0 Z N"/>
        </draw:custom-shape>
        <draw:frame draw:style-name="gr5" draw:layer="layout" svg:width="3.148cm" svg:height="0.962cm" draw:transform="rotate (1.5707963267946) translate (1.4cm 5.148cm)">
          <draw:text-box>
            <text:p>Template</text:p>
          </draw:text-box>
        </draw:frame>
        <draw:frame draw:style-name="gr5" draw:layer="layout" svg:width="6.89cm" svg:height="0.962cm" svg:x="7.652cm" svg:y="1.138cm">
          <draw:text-box>
            <text:p>Instrument Declaration</text:p>
          </draw:text-box>
        </draw:frame>
        <draw:frame draw:style-name="gr5" draw:layer="layout" svg:width="3.326cm" svg:height="0.962cm" draw:transform="rotate (1.5707963267946) translate (1.4cm 10.226cm)">
          <draw:text-box>
            <text:p>Variations</text:p>
          </draw:text-box>
        </draw:frame>
        <draw:frame draw:style-name="gr5" draw:layer="layout" svg:width="3.326cm" svg:height="0.962cm" draw:transform="rotate (1.5707963267946) translate (1.4cm 10.226cm)">
          <draw:text-box>
            <text:p>Variations</text:p>
          </draw:text-box>
        </draw:frame>
        <draw:frame draw:style-name="gr5" draw:layer="layout" svg:width="2.902cm" svg:height="0.962cm" draw:transform="rotate (1.5707963267946) translate (1.467cm 14.626cm)">
          <draw:text-box>
            <text:p>Instance</text:p>
          </draw:text-box>
        </draw:frame>
        <draw:custom-shape draw:style-name="gr2" draw:text-style-name="P1" draw:layer="layout" svg:width="6.1cm" svg:height="0.842cm" svg:x="1.1cm" svg:y="18.158cm">
          <text:p text:style-name="P1">Compon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0.842cm" svg:x="8.6cm" svg:y="17.3cm">
          <text:p text:style-name="P1">datalog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0.842cm" svg:x="8.6cm" svg:y="19.958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0.842cm" svg:x="8.6cm" svg:y="18.658cm">
          <text:p text:style-name="P1">preamplifi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yne Crawford</meta:initial-creator>
    <meta:creation-date>2019-11-15T15:12:14</meta:creation-date>
    <dc:date>2019-11-15T15:45:00</dc:date>
    <dc:creator>Wayne Crawford</dc:creator>
    <meta:editing-duration>PT2M4S</meta:editing-duration>
    <meta:editing-cycles>1</meta:editing-cycles>
    <meta:document-statistic meta:object-count="30"/>
    <meta:generator>OpenOffice/4.1.2$Unix OpenOffice.org_project/412m3$Build-9782</meta:generator>
  </office:meta>
</office:document-meta>
</file>